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1cm"/>
    </style:style>
    <style:style style:name="co3" style:family="table-column">
      <style:table-column-properties fo:break-before="auto" style:column-width="3.143cm"/>
    </style:style>
    <style:style style:name="co4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marker-end="Triangle" draw:marker-end-width="0.4cm" draw:textarea-horizontal-align="center" draw:textarea-vertical-align="middle"/>
      <style:paragraph-properties fo:text-align="center"/>
    </style:style>
    <style:style style:name="gr2" style:family="graphic">
      <style:graphic-properties draw:marker-end="Arrow" draw:marker-end-width="0.2cm" draw:textarea-horizontal-align="center" draw:textarea-vertical-align="middle"/>
      <style:paragraph-properties fo:text-align="center"/>
    </style:style>
    <style:style style:name="gr3" style:family="graphic">
      <style:graphic-properties draw:fill-color="#ffffa6" draw:textarea-horizontal-align="justify" draw:textarea-vertical-align="middle" draw:auto-grow-height="false" fo:min-height="0.283cm" fo:min-width="0.3cm"/>
      <style:paragraph-properties fo:text-align="center"/>
    </style:style>
    <style:style style:name="gr4" style:family="graphic">
      <style:graphic-properties draw:marker-end="" draw:marker-end-width="0.2cm"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ffa6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8.932cm" svg:y1="9.561cm" svg:x2="18.576cm" svg:y2="9.599cm">
            <text:p/>
          </draw:line>
          <draw:line draw:z-index="1" draw:name="Line 2" draw:style-name="gr2" draw:text-style-name="P1" svg:x1="15.624cm" svg:y1="18.338cm" svg:x2="22.546cm" svg:y2="20.946cm">
            <text:p/>
          </draw:line>
          <draw:line draw:z-index="2" draw:name="Line 3" draw:style-name="gr2" draw:text-style-name="P1" svg:x1="10.496cm" svg:y1="3.094cm" svg:x2="22.727cm" svg:y2="15.143cm">
            <text:p/>
          </draw:line>
          <draw:line draw:z-index="3" draw:name="Line 4" draw:style-name="gr2" draw:text-style-name="P1" svg:x1="4.937cm" svg:y1="0.502cm" svg:x2="3.349cm" svg:y2="4.323cm">
            <text:p/>
          </draw:line>
          <draw:line draw:z-index="4" draw:name="Line 5" draw:style-name="gr2" draw:text-style-name="P1" svg:x1="18.504cm" svg:y1="0.1cm" svg:x2="3.97cm" svg:y2="4.253cm">
            <text:p/>
          </draw:line>
          <draw:line draw:z-index="5" draw:name="Line 6" draw:style-name="gr1" draw:text-style-name="P1" svg:x1="18.553cm" svg:y1="7.417cm" svg:x2="8.338cm" svg:y2="15.193cm">
            <text:p/>
          </draw:line>
          <draw:line draw:z-index="6" draw:name="Line 7" draw:style-name="gr1" draw:text-style-name="P1" svg:x1="20.216cm" svg:y1="9.349cm" svg:x2="8.164cm" svg:y2="3.094cm">
            <text:p/>
          </draw:line>
          <draw:custom-shape draw:z-index="7" draw:name="Shape 1" draw:style-name="gr3" draw:text-style-name="P2" svg:width="0.424cm" svg:height="0.399cm" svg:x="17.59cm" svg:y="9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8" draw:name="Vertical line 1" draw:style-name="gr4" draw:text-style-name="P1" svg:x1="9.13cm" svg:y1="9.399cm" svg:x2="9.106cm" svg:y2="9.85cm">
            <text:p/>
          </draw:line>
          <draw:custom-shape draw:z-index="9" draw:name="Shape 2" draw:style-name="gr3" draw:text-style-name="P2" svg:width="0.424cm" svg:height="0.399cm" svg:x="8.423cm" svg:y="3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0" draw:name="Vertical line 2" draw:style-name="gr4" draw:text-style-name="P1" svg:x1="19.942cm" svg:y1="8.896cm" svg:x2="19.557cm" svg:y2="9.363cm">
            <text:p/>
          </draw:line>
          <draw:custom-shape draw:z-index="11" draw:name="Shape 3" draw:style-name="gr3" draw:text-style-name="P2" svg:width="0.424cm" svg:height="0.399cm" svg:x="8.641cm" svg:y="14.5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2" draw:name="Vertical line 3" draw:style-name="gr4" draw:text-style-name="P1" svg:x1="17.969cm" svg:y1="7.451cm" svg:x2="18.459cm" svg:y2="7.817cm">
            <text:p/>
          </draw:line>
          <draw:line draw:z-index="13" draw:name="Vertical line 4" draw:style-name="gr4" draw:text-style-name="P1" svg:x1="17.994cm" svg:y1="0.013cm" svg:x2="18.237cm" svg:y2="0.452cm">
            <text:p/>
          </draw:line>
          <draw:custom-shape draw:z-index="14" draw:name="Shape 4" draw:style-name="gr3" draw:text-style-name="P2" svg:width="0.424cm" svg:height="0.399cm" svg:x="4.199cm" svg:y="3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name="Shape 5" draw:style-name="gr3" draw:text-style-name="P2" svg:width="0.424cm" svg:height="0.399cm" svg:x="3.327cm" svg:y="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6" draw:name="Vertical line 5" draw:style-name="gr4" draw:text-style-name="P1" svg:x1="4.722cm" svg:y1="0.509cm" svg:x2="5.186cm" svg:y2="0.702cm">
            <text:p/>
          </draw:line>
          <draw:line draw:z-index="17" draw:name="Vertical line 6" draw:style-name="gr4" draw:text-style-name="P1" svg:x1="10.421cm" svg:y1="3.419cm" svg:x2="11.067cm" svg:y2="3.194cm">
            <text:p/>
          </draw:line>
          <draw:custom-shape draw:z-index="18" draw:name="Shape 6" draw:style-name="gr3" draw:text-style-name="P2" svg:width="0.424cm" svg:height="0.399cm" svg:x="22.151cm" svg:y="14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9" draw:name="Line 8" draw:style-name="gr2" draw:text-style-name="P1" svg:x1="16.276cm" svg:y1="16.145cm" svg:x2="18.584cm" svg:y2="16.195cm">
            <text:p/>
          </draw:line>
          <draw:custom-shape draw:z-index="20" draw:name="Shape 7" draw:style-name="gr3" draw:text-style-name="P2" svg:width="0.424cm" svg:height="0.399cm" svg:x="17.878cm" svg:y="16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21" draw:name="Vertical line 7" draw:style-name="gr4" draw:text-style-name="P1" svg:x1="16.541cm" svg:y1="16.345cm" svg:x2="16.498cm" svg:y2="15.92cm">
            <text:p/>
          </draw:line>
          <draw:custom-shape draw:z-index="22" draw:name="Shape 8" draw:style-name="gr3" draw:text-style-name="P2" svg:width="0.424cm" svg:height="0.399cm" svg:x="21.808cm" svg:y="20.5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23" draw:name="Vertical line 8" draw:style-name="gr4" draw:text-style-name="P1" svg:x1="15.823cm" svg:y1="18.689cm" svg:x2="16.183cm" svg:y2="18.312cm">
            <text:p/>
          </draw:line>
        </table:shapes>
        <table:table-column table:style-name="co1" table:default-cell-style-name="ce2"/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5" table:number-rows-spanned="1">
            <text:p>Products</text:p>
          </table:table-cell>
          <table:covered-table-cell table:number-columns-repeated="4" table:style-name="ce5"/>
          <table:table-cell table:number-columns-repeated="3"/>
          <table:table-cell table:style-name="ce1" office:value-type="string" calcext:value-type="string" table:number-columns-spanned="5" table:number-rows-spanned="1">
            <text:p>Vendors</text:p>
          </table:table-cell>
          <table:covered-table-cell table:number-columns-repeated="4" table:style-name="ce5"/>
          <table:table-cell table:number-columns-repeated="3"/>
        </table:table-row>
        <table:table-row table:style-name="ro2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ubCategoryIdFk</text:p>
          </table:table-cell>
          <table:table-cell table:style-name="ce6" office:value-type="string" calcext:value-type="string">
            <text:p>Price</text:p>
          </table:table-cell>
          <table:table-cell table:number-columns-repeated="4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gstId</text:p>
          </table:table-cell>
          <table:table-cell table:style-name="ce6"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Phon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5000" calcext:value-type="float">
            <text:p>75000</text:p>
          </table:table-cell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akesha</text:p>
          </table:table-cell>
          <table:table-cell table:style-name="ce6" office:value-type="float" office:value="13894912" calcext:value-type="float">
            <text:p>13894912</text:p>
          </table:table-cell>
          <table:table-cell table:style-name="ce6" office:value-type="string" calcext:value-type="string">
            <text:p>Karnataka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cBook M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000" calcext:value-type="float">
            <text:p>120000</text:p>
          </table:table-cell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uresha</text:p>
          </table:table-cell>
          <table:table-cell table:style-name="ce2" office:value-type="float" office:value="92148715" calcext:value-type="float">
            <text:p>92148715</text:p>
          </table:table-cell>
          <table:table-cell table:style-name="ce2" office:value-type="string" calcext:value-type="string">
            <text:p>Tamil Nadu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4"/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emanth</text:p>
          </table:table-cell>
          <table:table-cell table:style-name="ce2" office:value-type="float" office:value="87311875" calcext:value-type="float">
            <text:p>87311875</text:p>
          </table:table-cell>
          <table:table-cell table:style-name="ce2" office:value-type="string" calcext:value-type="string">
            <text:p>Andhra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4"/>
          <table:table-cell table:number-columns-repeated="4"/>
          <table:table-cell table:style-name="ce2" table:number-columns-repeated="4"/>
          <table:table-cell table:number-columns-repeated="3"/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number-columns-repeated="7"/>
        </table:table-row>
        <table:table-row table:style-name="ro1" table:number-rows-repeated="2">
          <table:table-cell table:style-name="ce3"/>
          <table:table-cell table:number-columns-repeated="5"/>
          <table:table-cell table:style-name="ce7"/>
          <table:table-cell/>
          <table:table-cell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3" table:number-rows-spanned="1">
            <text:p>VendorProducts</text:p>
          </table:table-cell>
          <table:covered-table-cell table:number-columns-repeated="2" table:style-name="ce5"/>
          <table:table-cell table:number-columns-repeated="3"/>
          <table:table-cell table:style-name="ce7"/>
          <table:table-cell/>
          <table:table-cell table:style-name="ce1" office:value-type="string" calcext:value-type="string" table:number-columns-spanned="7" table:number-rows-spanned="1">
            <text:p>Users</text:p>
          </table:table-cell>
          <table:covered-table-cell table:number-columns-repeated="5" table:style-name="ce9"/>
          <table:covered-table-cell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table:style-name="ce6" office:value-type="string" calcext:value-type="string">
            <text:p>vendorId</text:p>
          </table:table-cell>
          <table:table-cell table:style-name="ce6" office:value-type="string" calcext:value-type="string">
            <text:p>productId</text:p>
          </table:table-cell>
          <table:table-cell table:number-columns-repeated="6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role</text:p>
          </table:table-cell>
          <table:table-cell table:style-name="ce6" office:value-type="string" calcext:value-type="string">
            <text:p>addres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ranav</text:p>
          </table:table-cell>
          <table:table-cell table:style-name="ce6" office:value-type="string" calcext:value-type="string">
            <text:p>pranav@atlassian.com</text:p>
          </table:table-cell>
          <table:table-cell table:style-name="ce6" office:value-type="float" office:value="1234" calcext:value-type="float">
            <text:p>1234</text:p>
          </table:table-cell>
          <table:table-cell table:style-name="ce6" office:value-type="string" calcext:value-type="string">
            <text:p>consumer</text:p>
          </table:table-cell>
          <table:table-cell table:style-name="ce6" office:value-type="string" calcext:value-type="string">
            <text:p>ABC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table:number-columns-repeated="6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/>
          <table:table-cell table:style-name="ce6" table:number-columns-repeated="6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6"/>
          <table:table-cell table:style-name="ce6" table:number-columns-repeated="6"/>
          <table:table-cell/>
        </table:table-row>
        <table:table-row table:style-name="ro1" table:number-rows-repeated="3">
          <table:table-cell table:style-name="ce3"/>
          <table:table-cell table:number-columns-repeated="7"/>
          <table:table-cell table:style-name="ce3"/>
          <table:table-cell table:number-columns-repeated="7"/>
        </table:table-row>
        <table:table-row table:style-name="ro1">
          <table:table-cell table:style-name="ce3"/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3"/>
          <table:table-cell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Categories</text:p>
          </table:table-cell>
          <table:covered-table-cell table:number-columns-repeated="3" table:style-name="ce5"/>
          <table:table-cell table:number-columns-repeated="4"/>
          <table:table-cell table:style-name="ce1" office:value-type="string" calcext:value-type="string" table:number-columns-spanned="3" table:number-rows-spanned="1">
            <text:p>SubCategories</text:p>
          </table:table-cell>
          <table:covered-table-cell table:number-columns-repeated="2" table:style-name="ce5"/>
          <table:table-cell table:style-name="Default" office:value-type="string" calcext:value-type="string">
            <text:p>Dependent on categorie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style-name="ce7"/>
          <table:table-cell/>
          <table:table-cell table:style-name="ce7"/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CategoryIdFk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lectronics</text:p>
          </table:table-cell>
          <table:table-cell table:style-name="ce6"/>
          <table:table-cell table:number-columns-repeated="2"/>
          <table:table-cell table:style-name="ce7"/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hones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itchen Appliances</text:p>
          </table:table-cell>
          <table:table-cell table:style-name="ce2"/>
          <table:table-cell table:number-columns-repeated="2"/>
          <table:table-cell table:style-name="ce7"/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Laptop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thing</text:p>
          </table:table-cell>
          <table:table-cell table:style-name="ce2"/>
          <table:table-cell table:number-columns-repeated="2"/>
          <table:table-cell table:style-name="ce7"/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v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hoes</text:p>
          </table:table-cell>
          <table:table-cell table:style-name="ce2"/>
          <table:table-cell table:number-columns-repeated="2"/>
          <table:table-cell table:style-name="ce7"/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Grinder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/>
          <table:table-cell table:number-columns-repeated="5"/>
          <table:table-cell table:style-name="ce7"/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Ove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style-name="ce3"/>
          <table:table-cell table:number-columns-repeated="5"/>
          <table:table-cell table:style-name="ce7"/>
          <table:table-cell table:number-columns-repeated="2"/>
          <table:table-cell table:style-name="ce2" table:number-columns-repeated="2"/>
          <table:table-cell table:number-columns-repeated="5"/>
        </table:table-row>
        <table:table-row table:style-name="ro1" table:number-rows-repeated="4">
          <table:table-cell table:style-name="ce3"/>
          <table:table-cell table:number-columns-repeated="7"/>
          <table:table-cell table:style-name="ce3"/>
          <table:table-cell table:number-columns-repeated="7"/>
        </table:table-row>
        <table:table-row table:style-name="ro1">
          <table:table-cell table:style-name="ce4" office:value-type="string" calcext:value-type="string" table:number-columns-spanned="7" table:number-rows-spanned="1">
            <text:p>Orders</text:p>
          </table:table-cell>
          <table:covered-table-cell table:number-columns-repeated="6" table:style-name="ce5"/>
          <table:table-cell/>
          <table:table-cell table:style-name="ce1" office:value-type="string" calcext:value-type="string" table:number-columns-spanned="7" table:number-rows-spanned="1">
            <text:p>OrderItems</text:p>
          </table:table-cell>
          <table:covered-table-cell table:number-columns-repeated="6" table:style-name="ce5"/>
          <table:table-cell/>
        </table:table-row>
        <table:table-row table:style-name="ro2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userId</text:p>
          </table:table-cell>
          <table:table-cell table:style-name="ce6" office:value-type="string" calcext:value-type="string">
            <text:p>orderTotal</text:p>
          </table:table-cell>
          <table:table-cell table:style-name="ce6"/>
          <table:table-cell table:style-name="ce6" office:value-type="string" calcext:value-type="string">
            <text:p>shippingAddress</text:p>
          </table:table-cell>
          <table:table-cell table:style-name="ce5" office:value-type="string" calcext:value-type="string">
            <text:p>billingAddress</text:p>
          </table:table-cell>
          <table:table-cell table:number-columns-repeated="2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orderId</text:p>
          </table:table-cell>
          <table:table-cell table:style-name="ce6" office:value-type="string" calcext:value-type="string">
            <text:p>productId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unitPrice</text:p>
          </table:table-cell>
          <table:table-cell table:style-name="ce6" office:value-type="string" calcext:value-type="string">
            <text:p>itemPrice</text:p>
          </table:table-cell>
          <table:table-cell/>
        </table:table-row>
        <table:table-row table:style-name="ro1">
          <table:table-cell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75000" calcext:value-type="float">
            <text:p>75000</text:p>
          </table:table-cell>
          <table:table-cell table:style-name="ce6"/>
          <table:table-cell table:style-name="ce6" office:value-type="string" calcext:value-type="string">
            <text:p>ABC</text:p>
          </table:table-cell>
          <table:table-cell table:style-name="ce5" office:value-type="string" calcext:value-type="string">
            <text:p>ABC</text:p>
          </table:table-cell>
          <table:table-cell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75000" calcext:value-type="float">
            <text:p>75000</text:p>
          </table:table-cell>
          <table:table-cell/>
        </table:table-row>
        <table:table-row table:style-name="ro1" table:number-rows-repeated="3">
          <table:table-cell/>
          <table:table-cell table:style-name="ce2" table:number-columns-repeated="6"/>
          <table:table-cell table:number-columns-repeated="2"/>
          <table:table-cell table:style-name="ce2" table:number-columns-repeated="6"/>
          <table:table-cell/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number-columns-repeated="7"/>
        </table:table-row>
        <table:table-row table:style-name="ro1" table:number-rows-repeated="3">
          <table:table-cell table:style-name="ce3"/>
          <table:table-cell table:style-name="Default" table:number-columns-repeated="3"/>
          <table:table-cell table:number-columns-repeated="4"/>
          <table:table-cell table:style-name="ce3"/>
          <table:table-cell table:number-columns-repeated="7"/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number-columns-repeated="7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8"/>
          <table:table-cell table:style-name="ce8" office:value-type="string" calcext:value-type="string" table:number-columns-spanned="6" table:number-rows-spanned="1">
            <text:p>Payments</text:p>
          </table:table-cell>
          <table:covered-table-cell table:number-columns-repeated="5" table:style-name="ce5"/>
          <table:table-cell table:style-name="Default" table:number-columns-repeated="2"/>
        </table:table-row>
        <table:table-row table:style-name="ro2">
          <table:table-cell table:style-name="Default" table:number-columns-repeated="8"/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orderIdFk</text:p>
          </table:table-cell>
          <table:table-cell table:style-name="ce6" office:value-type="string" calcext:value-type="string">
            <text:p>amount</text:p>
          </table:table-cell>
          <table:table-cell table:style-name="ce6" office:value-type="string" calcext:value-type="string">
            <text:p>paymentMethod</text:p>
          </table:table-cell>
          <table:table-cell table:style-name="ce6" office:value-type="string" calcext:value-type="string">
            <text:p>paymentStatus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8"/>
          <table:table-cell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75000" calcext:value-type="float">
            <text:p>75000</text:p>
          </table:table-cell>
          <table:table-cell table:style-name="ce6" office:value-type="string" calcext:value-type="string">
            <text:p>EMI</text:p>
          </table:table-cell>
          <table:table-cell table:style-name="ce6" office:value-type="string" calcext:value-type="string">
            <text:p>Successful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8"/>
          <table:table-cell table:style-name="ce5" table:number-columns-repeated="6"/>
          <table:table-cell table:style-name="Default" table:number-columns-repeated="2"/>
        </table:table-row>
        <table:table-row table:style-name="ro1">
          <table:table-cell table:style-name="Default" table:number-columns-repeated="8"/>
          <table:table-cell table:style-name="ce5" table:number-columns-repeated="6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Triangle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09:47:25.679565253</meta:creation-date>
    <dc:date>2024-04-09T22:37:22.569031507</dc:date>
    <meta:editing-duration>PT10M10S</meta:editing-duration>
    <meta:editing-cycles>2</meta:editing-cycles>
    <meta:generator>LibreOffice/7.3.7.2$Linux_X86_64 LibreOffice_project/30$Build-2</meta:generator>
    <meta:document-statistic meta:table-count="1" meta:cell-count="127" meta:object-count="24"/>
  </office:meta>
</office:document-meta>
</file>